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rsid="001b6d67" officeooo:paragraph-rsid="001b6d67"/>
    </style:style>
    <style:style style:name="T1" style:family="text">
      <style:text-properties officeooo:rsid="00187e03"/>
    </style:style>
    <style:style style:name="T2" style:family="text">
      <style:text-properties officeooo:rsid="001b6d6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3"/>Ref.: H234</text:p>
      <text:p text:style-name="Standard"/>
      <text:p text:style-name="Standard"/>
      <text:p text:style-name="Standard">Benvolguts/udes companys/es,</text:p>
      <text:p text:style-name="Standard"/>
      <text:p text:style-name="Standard"/>
      <text:p text:style-name="Standard">Seguint la línia encetada en anys anteriors, ens plau comunicar-vos que</text:p>
      <text:p text:style-name="Standard">el Servei <text:span text:style-name="T1">de recaudacio</text:span> <text:span text:style-name="T1">de l’ajuntament</text:span> <text:span text:style-name="T1">de maho confirma que els usuaris tenen fins <text:s/>el proxim mes de abril per pagar el rebit de l’lBl.</text:span></text:p>
      <text:p text:style-name="Standard"/>
      <text:p text:style-name="Standard"/>
      <text:p text:style-name="Standard">Les persones que hi vulguin assistir <text:span text:style-name="T1">tindran </text:span><text:span text:style-name="T2">que pagar antes del termini del plaç.</text:span></text:p>
      <text:p text:style-name="Standard"/>
      <text:p text:style-name="P1">Aixi mateix, us recordam que encara podeu pagar ja que queda prou per que s’acabi el plaç.</text:p>
      <text:p text:style-name="Standard"/>
      <text:p text:style-name="Standard"/>
      <text:p text:style-name="Standard">Ben cordialment,</text:p>
      <text:p text:style-name="Standard"/>
      <text:p text:style-name="Standard">[rúbrica]</text:p>
      <text:p text:style-name="Standard"/>
      <text:p text:style-name="Standard"/>
      <text:p text:style-name="Standard"><text:span text:style-name="T2">Siliva</text:span> Puig i Comes</text:p>
      <text:p text:style-name="Standard"/>
      <text:p text:style-name="P1">Assesora de l’ajuntament de Maó</text:p>
      <text:p text:style-name="Standard"/>
      <text:p text:style-name="Standard">Maó, 20 de febrer de 200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44:40.578567885</meta:creation-date>
    <dc:date>2023-11-28T13:42:11.861244866</dc:date>
    <meta:editing-duration>PT17M</meta:editing-duration>
    <meta:editing-cycles>1</meta:editing-cycles>
    <meta:document-statistic meta:table-count="0" meta:image-count="0" meta:object-count="0" meta:page-count="1" meta:paragraph-count="11" meta:word-count="89" meta:character-count="640" meta:non-whitespace-character-count="438"/>
    <meta:generator>LibreOffice/7.3.7.2$Linux_X86_64 LibreOffice_project/30$Build-2</meta:generator>
  </office:meta>
</office:document-meta>
</file>